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style:style style:name="ce1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kres" table:style-name="ta1">
        <table:shapes>
          <draw:frame draw:z-index="0" draw:style-name="gr1" draw:text-style-name="P1" svg:width="23.009cm" svg:height="11.13cm" svg:x="7.157cm" svg:y="0.505cm">
            <draw:object draw:notify-on-update-of-ranges="wykres.A1:wykres.A1000 wykres.B1:wykres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7778" calcext:value-type="float">
            <text:p>0,7777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75" calcext:value-type="float">
            <text:p>0,6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8889" calcext:value-type="float">
            <text:p>0,6388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14286" calcext:value-type="float">
            <text:p>0,714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1875" calcext:value-type="float">
            <text:p>0,6718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79012" calcext:value-type="float">
            <text:p>0,6790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595" calcext:value-type="float">
            <text:p>0,685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1944" calcext:value-type="float">
            <text:p>0,6319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80473" calcext:value-type="float">
            <text:p>0,6804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7959" calcext:value-type="float">
            <text:p>0,64795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35556" calcext:value-type="float">
            <text:p>0,635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21094" calcext:value-type="float">
            <text:p>0,6210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609" calcext:value-type="float">
            <text:p>0,66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26543" calcext:value-type="float">
            <text:p>0,6265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6205" calcext:value-type="float">
            <text:p>0,662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375" calcext:value-type="float">
            <text:p>0,63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32653" calcext:value-type="float">
            <text:p>0,6326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17769" calcext:value-type="float">
            <text:p>0,6177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48393" calcext:value-type="float">
            <text:p>0,6483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23264" calcext:value-type="float">
            <text:p>0,6232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384" calcext:value-type="float">
            <text:p>0,63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2574" calcext:value-type="float">
            <text:p>0,625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2963" calcext:value-type="float">
            <text:p>0,629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16071" calcext:value-type="float">
            <text:p>0,6160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40904" calcext:value-type="float">
            <text:p>0,6409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16667" calcext:value-type="float">
            <text:p>0,61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39958" calcext:value-type="float">
            <text:p>0,6399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631836" calcext:value-type="float">
            <text:p>0,6318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30854" calcext:value-type="float">
            <text:p>0,6308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21972" calcext:value-type="float">
            <text:p>0,6219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26122" calcext:value-type="float">
            <text:p>0,62612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1034" calcext:value-type="float">
            <text:p>0,610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30387" calcext:value-type="float">
            <text:p>0,63038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22576" calcext:value-type="float">
            <text:p>0,6225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22617" calcext:value-type="float">
            <text:p>0,6226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11875" calcext:value-type="float">
            <text:p>0,6118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29982" calcext:value-type="float">
            <text:p>0,6299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13946" calcext:value-type="float">
            <text:p>0,6139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31152" calcext:value-type="float">
            <text:p>0,6311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2345" calcext:value-type="float">
            <text:p>0,6234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19753" calcext:value-type="float">
            <text:p>0,6197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13894" calcext:value-type="float">
            <text:p>0,6138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29697" calcext:value-type="float">
            <text:p>0,6296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17622" calcext:value-type="float">
            <text:p>0,6176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27655" calcext:value-type="float">
            <text:p>0,6276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188" calcext:value-type="float">
            <text:p>0,61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19377" calcext:value-type="float">
            <text:p>0,6193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13536" calcext:value-type="float">
            <text:p>0,6135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27625" calcext:value-type="float">
            <text:p>0,6276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16941" calcext:value-type="float">
            <text:p>0,61694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21157" calcext:value-type="float">
            <text:p>0,6211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14477" calcext:value-type="float">
            <text:p>0,61447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15266" calcext:value-type="float">
            <text:p>0,61526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1088" calcext:value-type="float">
            <text:p>0,610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23671" calcext:value-type="float">
            <text:p>0,6236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11944" calcext:value-type="float">
            <text:p>0,6119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24295" calcext:value-type="float">
            <text:p>0,62429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9927" calcext:value-type="float">
            <text:p>0,6199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18544" calcext:value-type="float">
            <text:p>0,6185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1499" calcext:value-type="float">
            <text:p>0,614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18935" calcext:value-type="float">
            <text:p>0,61893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09504" calcext:value-type="float">
            <text:p>0,6095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20851" calcext:value-type="float">
            <text:p>0,6208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16566" calcext:value-type="float">
            <text:p>0,6165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17307" calcext:value-type="float">
            <text:p>0,6173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09592" calcext:value-type="float">
            <text:p>0,6095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20313" calcext:value-type="float">
            <text:p>0,6203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12461" calcext:value-type="float">
            <text:p>0,6124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22819" calcext:value-type="float">
            <text:p>0,6228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19248" calcext:value-type="float">
            <text:p>0,6192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17067" calcext:value-type="float">
            <text:p>0,6170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134" calcext:value-type="float">
            <text:p>0,61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17811" calcext:value-type="float">
            <text:p>0,61781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09961" calcext:value-type="float">
            <text:p>0,6099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19612" calcext:value-type="float">
            <text:p>0,6196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14219" calcext:value-type="float">
            <text:p>0,61421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15607" calcext:value-type="float">
            <text:p>0,6156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12582" calcext:value-type="float">
            <text:p>0,6125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21716" calcext:value-type="float">
            <text:p>0,6217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13804" calcext:value-type="float">
            <text:p>0,6138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17163" calcext:value-type="float">
            <text:p>0,61716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14251" calcext:value-type="float">
            <text:p>0,61425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15009" calcext:value-type="float">
            <text:p>0,6150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11441" calcext:value-type="float">
            <text:p>0,61144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19998" calcext:value-type="float">
            <text:p>0,6199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12222" calcext:value-type="float">
            <text:p>0,61222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1623" calcext:value-type="float">
            <text:p>0,6162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13303" calcext:value-type="float">
            <text:p>0,61330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14059" calcext:value-type="float">
            <text:p>0,6140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11476" calcext:value-type="float">
            <text:p>0,6114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14626" calcext:value-type="float">
            <text:p>0,6146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08832" calcext:value-type="float">
            <text:p>0,6088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1675" calcext:value-type="float">
            <text:p>0,616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12974" calcext:value-type="float">
            <text:p>0,61297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12897" calcext:value-type="float">
            <text:p>0,6128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087" calcext:value-type="float">
            <text:p>0,608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16312" calcext:value-type="float">
            <text:p>0,61631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10438" calcext:value-type="float">
            <text:p>0,61043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17872" calcext:value-type="float">
            <text:p>0,61787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14922" calcext:value-type="float">
            <text:p>0,61492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11973" calcext:value-type="float">
            <text:p>0,61197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09737" calcext:value-type="float">
            <text:p>0,6097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1691" calcext:value-type="float">
            <text:p>0,6169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11711" calcext:value-type="float">
            <text:p>0,6117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18719" calcext:value-type="float">
            <text:p>0,6187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14132" calcext:value-type="float">
            <text:p>0,61413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14804" calcext:value-type="float">
            <text:p>0,61480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11527" calcext:value-type="float">
            <text:p>0,6115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18294" calcext:value-type="float">
            <text:p>0,6182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13035" calcext:value-type="float">
            <text:p>0,61303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15728" calcext:value-type="float">
            <text:p>0,61572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13481" calcext:value-type="float">
            <text:p>0,61348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13558" calcext:value-type="float">
            <text:p>0,6135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11534" calcext:value-type="float">
            <text:p>0,6115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14858" calcext:value-type="float">
            <text:p>0,6148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09097" calcext:value-type="float">
            <text:p>0,6090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14097" calcext:value-type="float">
            <text:p>0,6140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12134" calcext:value-type="float">
            <text:p>0,61213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12797" calcext:value-type="float">
            <text:p>0,61279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10757" calcext:value-type="float">
            <text:p>0,6107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13824" calcext:value-type="float">
            <text:p>0,6138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08655" calcext:value-type="float">
            <text:p>0,6086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14731" calcext:value-type="float">
            <text:p>0,6147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12976" calcext:value-type="float">
            <text:p>0,61297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13605" calcext:value-type="float">
            <text:p>0,6136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09882" calcext:value-type="float">
            <text:p>0,60988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15757" calcext:value-type="float">
            <text:p>0,6157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11054" calcext:value-type="float">
            <text:p>0,6110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1411" calcext:value-type="float">
            <text:p>0,6141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1233" calcext:value-type="float">
            <text:p>0,612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11193" calcext:value-type="float">
            <text:p>0,61119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09159" calcext:value-type="float">
            <text:p>0,6091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1479" calcext:value-type="float">
            <text:p>0,6147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10533" calcext:value-type="float">
            <text:p>0,6105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16065" calcext:value-type="float">
            <text:p>0,6160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12194" calcext:value-type="float">
            <text:p>0,6121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12796" calcext:value-type="float">
            <text:p>0,6127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11139" calcext:value-type="float">
            <text:p>0,61113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14358" calcext:value-type="float">
            <text:p>0,61435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10484" calcext:value-type="float">
            <text:p>0,6104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2747" calcext:value-type="float">
            <text:p>0,6127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11137" calcext:value-type="float">
            <text:p>0,61113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10625" calcext:value-type="float">
            <text:p>0,61062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08976" calcext:value-type="float">
            <text:p>0,6089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14162" calcext:value-type="float">
            <text:p>0,6141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09556" calcext:value-type="float">
            <text:p>0,60955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14666" calcext:value-type="float">
            <text:p>0,61466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12838" calcext:value-type="float">
            <text:p>0,6128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13055" calcext:value-type="float">
            <text:p>0,6130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10179" calcext:value-type="float">
            <text:p>0,6101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1232" calcext:value-type="float">
            <text:p>0,6123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0844" calcext:value-type="float">
            <text:p>0,608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13372" calcext:value-type="float">
            <text:p>0,61337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11881" calcext:value-type="float">
            <text:p>0,6118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12436" calcext:value-type="float">
            <text:p>0,6124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09805" calcext:value-type="float">
            <text:p>0,6098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12438" calcext:value-type="float">
            <text:p>0,61243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09015" calcext:value-type="float">
            <text:p>0,60901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1376" calcext:value-type="float">
            <text:p>0,613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12247" calcext:value-type="float">
            <text:p>0,6122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10725" calcext:value-type="float">
            <text:p>0,6107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09341" calcext:value-type="float">
            <text:p>0,60934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1397" calcext:value-type="float">
            <text:p>0,6139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10084" calcext:value-type="float">
            <text:p>0,61008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13809" calcext:value-type="float">
            <text:p>0,6138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11038" calcext:value-type="float">
            <text:p>0,61103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11299" calcext:value-type="float">
            <text:p>0,61129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0989" calcext:value-type="float">
            <text:p>0,6098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14354" calcext:value-type="float">
            <text:p>0,61435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11012" calcext:value-type="float">
            <text:p>0,6110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11886" calcext:value-type="float">
            <text:p>0,6118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10117" calcext:value-type="float">
            <text:p>0,6101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10648" calcext:value-type="float">
            <text:p>0,6106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09361" calcext:value-type="float">
            <text:p>0,60936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13682" calcext:value-type="float">
            <text:p>0,6136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09846" calcext:value-type="float">
            <text:p>0,60984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14114" calcext:value-type="float">
            <text:p>0,61411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11732" calcext:value-type="float">
            <text:p>0,6117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12231" calcext:value-type="float">
            <text:p>0,6122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10793" calcext:value-type="float">
            <text:p>0,61079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12622" calcext:value-type="float">
            <text:p>0,6126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09521" calcext:value-type="float">
            <text:p>0,60952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12171" calcext:value-type="float">
            <text:p>0,61217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10882" calcext:value-type="float">
            <text:p>0,61088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10481" calcext:value-type="float">
            <text:p>0,6104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08061" calcext:value-type="float">
            <text:p>0,6080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12127" calcext:value-type="float">
            <text:p>0,61212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09239" calcext:value-type="float">
            <text:p>0,60923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13251" calcext:value-type="float">
            <text:p>0,61325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12047" calcext:value-type="float">
            <text:p>0,6120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10835" calcext:value-type="float">
            <text:p>0,6108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08991" calcext:value-type="float">
            <text:p>0,60899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12925" calcext:value-type="float">
            <text:p>0,6129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0981" calcext:value-type="float">
            <text:p>0,609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13697" calcext:value-type="float">
            <text:p>0,6136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11575" calcext:value-type="float">
            <text:p>0,6115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12039" calcext:value-type="float">
            <text:p>0,6120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10896" calcext:value-type="float">
            <text:p>0,61089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13046" calcext:value-type="float">
            <text:p>0,6130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10126" calcext:value-type="float">
            <text:p>0,6101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11803" calcext:value-type="float">
            <text:p>0,61180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10684" calcext:value-type="float">
            <text:p>0,61068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10959" calcext:value-type="float">
            <text:p>0,61095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09537" calcext:value-type="float">
            <text:p>0,60953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11959" calcext:value-type="float">
            <text:p>0,61195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08322" calcext:value-type="float">
            <text:p>0,60832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12003" calcext:value-type="float">
            <text:p>0,6120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10871" calcext:value-type="float">
            <text:p>0,61087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1132" calcext:value-type="float">
            <text:p>0,6113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1025" calcext:value-type="float">
            <text:p>0,6102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11855" calcext:value-type="float">
            <text:p>0,61185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09289" calcext:value-type="float">
            <text:p>0,60928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11332" calcext:value-type="float">
            <text:p>0,6113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10281" calcext:value-type="float">
            <text:p>0,61028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10725" calcext:value-type="float">
            <text:p>0,6107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08492" calcext:value-type="float">
            <text:p>0,60849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1086" calcext:value-type="float">
            <text:p>0,6108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08291" calcext:value-type="float">
            <text:p>0,60829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11776" calcext:value-type="float">
            <text:p>0,61177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10152" calcext:value-type="float">
            <text:p>0,6101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09481" calcext:value-type="float">
            <text:p>0,6094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08485" calcext:value-type="float">
            <text:p>0,60848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11908" calcext:value-type="float">
            <text:p>0,6119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09322" calcext:value-type="float">
            <text:p>0,60932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12708" calcext:value-type="float">
            <text:p>0,61270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10718" calcext:value-type="float">
            <text:p>0,6107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0994" calcext:value-type="float">
            <text:p>0,6099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08855" calcext:value-type="float">
            <text:p>0,60885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12187" calcext:value-type="float">
            <text:p>0,61218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09595" calcext:value-type="float">
            <text:p>0,6095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11082" calcext:value-type="float">
            <text:p>0,61108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1008" calcext:value-type="float">
            <text:p>0,610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10497" calcext:value-type="float">
            <text:p>0,61049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08767" calcext:value-type="float">
            <text:p>0,60876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12017" calcext:value-type="float">
            <text:p>0,6120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09149" calcext:value-type="float">
            <text:p>0,60914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12369" calcext:value-type="float">
            <text:p>0,61236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11075" calcext:value-type="float">
            <text:p>0,61107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11543" calcext:value-type="float">
            <text:p>0,61154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10572" calcext:value-type="float">
            <text:p>0,61057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11195" calcext:value-type="float">
            <text:p>0,61119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0888" calcext:value-type="float">
            <text:p>0,6088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11041" calcext:value-type="float">
            <text:p>0,61104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10025" calcext:value-type="float">
            <text:p>0,6100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10426" calcext:value-type="float">
            <text:p>0,6104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08752" calcext:value-type="float">
            <text:p>0,60875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11847" calcext:value-type="float">
            <text:p>0,61184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09269" calcext:value-type="float">
            <text:p>0,60926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11336" calcext:value-type="float">
            <text:p>0,61133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10438" calcext:value-type="float">
            <text:p>0,61043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09596" calcext:value-type="float">
            <text:p>0,6095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08749" calcext:value-type="float">
            <text:p>0,6087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11773" calcext:value-type="float">
            <text:p>0,61177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09564" calcext:value-type="float">
            <text:p>0,60956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11306" calcext:value-type="float">
            <text:p>0,61130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09453" calcext:value-type="float">
            <text:p>0,60945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09724" calcext:value-type="float">
            <text:p>0,60972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08866" calcext:value-type="float">
            <text:p>0,60886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1182" calcext:value-type="float">
            <text:p>0,6118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0949" calcext:value-type="float">
            <text:p>0,6094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10822" calcext:value-type="float">
            <text:p>0,61082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09291" calcext:value-type="float">
            <text:p>0,60929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09673" calcext:value-type="float">
            <text:p>0,60967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8808" calcext:value-type="float">
            <text:p>0,60880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11697" calcext:value-type="float">
            <text:p>0,61169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0915" calcext:value-type="float">
            <text:p>0,609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12015" calcext:value-type="float">
            <text:p>0,61201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10983" calcext:value-type="float">
            <text:p>0,61098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1038" calcext:value-type="float">
            <text:p>0,6103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09556" calcext:value-type="float">
            <text:p>0,60955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1042" calcext:value-type="float">
            <text:p>0,6104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08315" calcext:value-type="float">
            <text:p>0,6083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11125" calcext:value-type="float">
            <text:p>0,6111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10307" calcext:value-type="float">
            <text:p>0,61030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10565" calcext:value-type="float">
            <text:p>0,61056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08661" calcext:value-type="float">
            <text:p>0,60866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11428" calcext:value-type="float">
            <text:p>0,61142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09414" calcext:value-type="float">
            <text:p>0,6094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612156" calcext:value-type="float">
            <text:p>0,61215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11325" calcext:value-type="float">
            <text:p>0,6113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10588" calcext:value-type="float">
            <text:p>0,61058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0926" calcext:value-type="float">
            <text:p>0,6092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10849" calcext:value-type="float">
            <text:p>0,61084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08929" calcext:value-type="float">
            <text:p>0,60892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11235" calcext:value-type="float">
            <text:p>0,61123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09691" calcext:value-type="float">
            <text:p>0,60969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10042" calcext:value-type="float">
            <text:p>0,61004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09249" calcext:value-type="float">
            <text:p>0,6092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6119" calcext:value-type="float">
            <text:p>0,611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09688" calcext:value-type="float">
            <text:p>0,60968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10893" calcext:value-type="float">
            <text:p>0,61089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1006" calcext:value-type="float">
            <text:p>0,6100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1004" calcext:value-type="float">
            <text:p>0,6100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09286" calcext:value-type="float">
            <text:p>0,609286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611123" calcext:value-type="float">
            <text:p>0,6111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08833" calcext:value-type="float">
            <text:p>0,60883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10358" calcext:value-type="float">
            <text:p>0,61035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609611" calcext:value-type="float">
            <text:p>0,6096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609951" calcext:value-type="float">
            <text:p>0,60995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609061" calcext:value-type="float">
            <text:p>0,60906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610234" calcext:value-type="float">
            <text:p>0,61023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08302" calcext:value-type="float">
            <text:p>0,60830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10839" calcext:value-type="float">
            <text:p>0,61083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609409" calcext:value-type="float">
            <text:p>0,60940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09744" calcext:value-type="float">
            <text:p>0,60974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08314" calcext:value-type="float">
            <text:p>0,60831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610819" calcext:value-type="float">
            <text:p>0,61081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08882" calcext:value-type="float">
            <text:p>0,60888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11367" calcext:value-type="float">
            <text:p>0,611367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10643" calcext:value-type="float">
            <text:p>0,61064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09675" calcext:value-type="float">
            <text:p>0,60967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08947" calcext:value-type="float">
            <text:p>0,60894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114" calcext:value-type="float">
            <text:p>0,611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09618" calcext:value-type="float">
            <text:p>0,6096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11305" calcext:value-type="float">
            <text:p>0,61130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0999" calcext:value-type="float">
            <text:p>0,6099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1031" calcext:value-type="float">
            <text:p>0,6103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09072" calcext:value-type="float">
            <text:p>0,60907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10827" calcext:value-type="float">
            <text:p>0,61082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60912" calcext:value-type="float">
            <text:p>0,609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09922" calcext:value-type="float">
            <text:p>0,60992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09234" calcext:value-type="float">
            <text:p>0,6092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09554" calcext:value-type="float">
            <text:p>0,60955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08817" calcext:value-type="float">
            <text:p>0,60881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10222" calcext:value-type="float">
            <text:p>0,61022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07998" calcext:value-type="float">
            <text:p>0,60799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610354" calcext:value-type="float">
            <text:p>0,61035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09659" calcext:value-type="float">
            <text:p>0,60965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09898" calcext:value-type="float">
            <text:p>0,60989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09228" calcext:value-type="float">
            <text:p>0,60922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10301" calcext:value-type="float">
            <text:p>0,61030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08374" calcext:value-type="float">
            <text:p>0,60837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10686" calcext:value-type="float">
            <text:p>0,61068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09809" calcext:value-type="float">
            <text:p>0,60980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10115" calcext:value-type="float">
            <text:p>0,6101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08746" calcext:value-type="float">
            <text:p>0,60874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61034" calcext:value-type="float">
            <text:p>0,6103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608623" calcext:value-type="float">
            <text:p>0,60862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10077" calcext:value-type="float">
            <text:p>0,61007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09375" calcext:value-type="float">
            <text:p>0,6093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08805" calcext:value-type="float">
            <text:p>0,60880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08164" calcext:value-type="float">
            <text:p>0,60816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610411" calcext:value-type="float">
            <text:p>0,6104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08758" calcext:value-type="float">
            <text:p>0,60875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10988" calcext:value-type="float">
            <text:p>0,61098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09461" calcext:value-type="float">
            <text:p>0,60946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6095" calcext:value-type="float">
            <text:p>0,609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08624" calcext:value-type="float">
            <text:p>0,60862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10831" calcext:value-type="float">
            <text:p>0,61083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09236" calcext:value-type="float">
            <text:p>0,60923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610252" calcext:value-type="float">
            <text:p>0,61025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09606" calcext:value-type="float">
            <text:p>0,60960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09208" calcext:value-type="float">
            <text:p>0,60920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608587" calcext:value-type="float">
            <text:p>0,60858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10757" calcext:value-type="float">
            <text:p>0,6107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0885" calcext:value-type="float">
            <text:p>0,6088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1073" calcext:value-type="float">
            <text:p>0,6107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610108" calcext:value-type="float">
            <text:p>0,61010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1009" calcext:value-type="float">
            <text:p>0,6100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608917" calcext:value-type="float">
            <text:p>0,60891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09908" calcext:value-type="float">
            <text:p>0,60990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08371" calcext:value-type="float">
            <text:p>0,60837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10495" calcext:value-type="float">
            <text:p>0,61049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09781" calcext:value-type="float">
            <text:p>0,60978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610006" calcext:value-type="float">
            <text:p>0,61000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08817" calcext:value-type="float">
            <text:p>0,60881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10073" calcext:value-type="float">
            <text:p>0,6100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608531" calcext:value-type="float">
            <text:p>0,60853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1062" calcext:value-type="float">
            <text:p>0,6106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09647" calcext:value-type="float">
            <text:p>0,60964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609244" calcext:value-type="float">
            <text:p>0,60924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608611" calcext:value-type="float">
            <text:p>0,6086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610115" calcext:value-type="float">
            <text:p>0,61011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08403" calcext:value-type="float">
            <text:p>0,60840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10459" calcext:value-type="float">
            <text:p>0,61045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09245" calcext:value-type="float">
            <text:p>0,60924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09523" calcext:value-type="float">
            <text:p>0,60952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60894" calcext:value-type="float">
            <text:p>0,6089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610973" calcext:value-type="float">
            <text:p>0,61097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09531" calcext:value-type="float">
            <text:p>0,60953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09607" calcext:value-type="float">
            <text:p>0,609607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0903" calcext:value-type="float">
            <text:p>0,6090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609252" calcext:value-type="float">
            <text:p>0,60925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08666" calcext:value-type="float">
            <text:p>0,60866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610669" calcext:value-type="float">
            <text:p>0,61066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08803" calcext:value-type="float">
            <text:p>0,60880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10298" calcext:value-type="float">
            <text:p>0,61029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609375" calcext:value-type="float">
            <text:p>0,60937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609645" calcext:value-type="float">
            <text:p>0,60964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09079" calcext:value-type="float">
            <text:p>0,60907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609998" calcext:value-type="float">
            <text:p>0,60999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08452" calcext:value-type="float">
            <text:p>0,60845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10416" calcext:value-type="float">
            <text:p>0,61041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09852" calcext:value-type="float">
            <text:p>0,60985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09513" calcext:value-type="float">
            <text:p>0,6095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08469" calcext:value-type="float">
            <text:p>0,60846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10413" calcext:value-type="float">
            <text:p>0,61041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09013" calcext:value-type="float">
            <text:p>0,60901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610428" calcext:value-type="float">
            <text:p>0,61042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09861" calcext:value-type="float">
            <text:p>0,60986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609486" calcext:value-type="float">
            <text:p>0,60948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608526" calcext:value-type="float">
            <text:p>0,60852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609886" calcext:value-type="float">
            <text:p>0,60988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08438" calcext:value-type="float">
            <text:p>0,60843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610344" calcext:value-type="float">
            <text:p>0,61034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09274" calcext:value-type="float">
            <text:p>0,60927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609533" calcext:value-type="float">
            <text:p>0,60953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08982" calcext:value-type="float">
            <text:p>0,60898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610117" calcext:value-type="float">
            <text:p>0,61011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08713" calcext:value-type="float">
            <text:p>0,60871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609592" calcext:value-type="float">
            <text:p>0,60959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08884" calcext:value-type="float">
            <text:p>0,60888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609141" calcext:value-type="float">
            <text:p>0,60914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08291" calcext:value-type="float">
            <text:p>0,60829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610153" calcext:value-type="float">
            <text:p>0,61015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08339" calcext:value-type="float">
            <text:p>0,60833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610192" calcext:value-type="float">
            <text:p>0,61019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09662" calcext:value-type="float">
            <text:p>0,60966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609868" calcext:value-type="float">
            <text:p>0,60986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609308" calcext:value-type="float">
            <text:p>0,60930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09988" calcext:value-type="float">
            <text:p>0,60998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60867" calcext:value-type="float">
            <text:p>0,6086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609771" calcext:value-type="float">
            <text:p>0,60977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60924" calcext:value-type="float">
            <text:p>0,6092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609011" calcext:value-type="float">
            <text:p>0,60901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07999" calcext:value-type="float">
            <text:p>0,60799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60981" calcext:value-type="float">
            <text:p>0,6098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08534" calcext:value-type="float">
            <text:p>0,60853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10334" calcext:value-type="float">
            <text:p>0,61033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609436" calcext:value-type="float">
            <text:p>0,60943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609005" calcext:value-type="float">
            <text:p>0,60900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608487" calcext:value-type="float">
            <text:p>0,60848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609853" calcext:value-type="float">
            <text:p>0,60985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608573" calcext:value-type="float">
            <text:p>0,60857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610349" calcext:value-type="float">
            <text:p>0,61034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0923" calcext:value-type="float">
            <text:p>0,6092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09062" calcext:value-type="float">
            <text:p>0,60906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608275" calcext:value-type="float">
            <text:p>0,60827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10036" calcext:value-type="float">
            <text:p>0,61003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608752" calcext:value-type="float">
            <text:p>0,60875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609575" calcext:value-type="float">
            <text:p>0,60957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09076" calcext:value-type="float">
            <text:p>0,60907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609317" calcext:value-type="float">
            <text:p>0,60931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08513" calcext:value-type="float">
            <text:p>0,6085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1025" calcext:value-type="float">
            <text:p>0,610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08726" calcext:value-type="float">
            <text:p>0,60872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609963" calcext:value-type="float">
            <text:p>0,60996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609459" calcext:value-type="float">
            <text:p>0,60945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09695" calcext:value-type="float">
            <text:p>0,60969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609205" calcext:value-type="float">
            <text:p>0,60920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609313" calcext:value-type="float">
            <text:p>0,60931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608028" calcext:value-type="float">
            <text:p>0,60802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09737" calcext:value-type="float">
            <text:p>0,60973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09251" calcext:value-type="float">
            <text:p>0,60925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609334" calcext:value-type="float">
            <text:p>0,60933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608351" calcext:value-type="float">
            <text:p>0,60835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610043" calcext:value-type="float">
            <text:p>0,61004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60853" calcext:value-type="float">
            <text:p>0,6085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10214" calcext:value-type="float">
            <text:p>0,61021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09668" calcext:value-type="float">
            <text:p>0,60966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609268" calcext:value-type="float">
            <text:p>0,60926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608793" calcext:value-type="float">
            <text:p>0,60879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610462" calcext:value-type="float">
            <text:p>0,61046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09171" calcext:value-type="float">
            <text:p>0,60917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10176" calcext:value-type="float">
            <text:p>0,61017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09249" calcext:value-type="float">
            <text:p>0,60924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09477" calcext:value-type="float">
            <text:p>0,60947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0898" calcext:value-type="float">
            <text:p>0,6089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610162" calcext:value-type="float">
            <text:p>0,61016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608979" calcext:value-type="float">
            <text:p>0,60897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609609" calcext:value-type="float">
            <text:p>0,60960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608745" calcext:value-type="float">
            <text:p>0,60874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608938" calcext:value-type="float">
            <text:p>0,60893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608476" calcext:value-type="float">
            <text:p>0,60847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10105" calcext:value-type="float">
            <text:p>0,61010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08676" calcext:value-type="float">
            <text:p>0,60867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609882" calcext:value-type="float">
            <text:p>0,60988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0942" calcext:value-type="float">
            <text:p>0,6094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609163" calcext:value-type="float">
            <text:p>0,60916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608527" calcext:value-type="float">
            <text:p>0,60852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609285" calcext:value-type="float">
            <text:p>0,60928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608152" calcext:value-type="float">
            <text:p>0,60815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609755" calcext:value-type="float">
            <text:p>0,60975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609274" calcext:value-type="float">
            <text:p>0,60927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609495" calcext:value-type="float">
            <text:p>0,60949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08409" calcext:value-type="float">
            <text:p>0,60840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09998" calcext:value-type="float">
            <text:p>0,60999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608843" calcext:value-type="float">
            <text:p>0,60884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610062" calcext:value-type="float">
            <text:p>0,61006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609365" calcext:value-type="float">
            <text:p>0,60936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608864" calcext:value-type="float">
            <text:p>0,60886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608363" calcext:value-type="float">
            <text:p>0,60836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609318" calcext:value-type="float">
            <text:p>0,6093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608196" calcext:value-type="float">
            <text:p>0,60819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609761" calcext:value-type="float">
            <text:p>0,6097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08924" calcext:value-type="float">
            <text:p>0,60892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609141" calcext:value-type="float">
            <text:p>0,60914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608701" calcext:value-type="float">
            <text:p>0,60870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610251" calcext:value-type="float">
            <text:p>0,61025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08966" calcext:value-type="float">
            <text:p>0,60896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609693" calcext:value-type="float">
            <text:p>0,60969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609004" calcext:value-type="float">
            <text:p>0,60900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609032" calcext:value-type="float">
            <text:p>0,60903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608589" calcext:value-type="float">
            <text:p>0,60858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610122" calcext:value-type="float">
            <text:p>0,61012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08716" calcext:value-type="float">
            <text:p>0,60871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09645" calcext:value-type="float">
            <text:p>0,6096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09219" calcext:value-type="float">
            <text:p>0,60921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609308" calcext:value-type="float">
            <text:p>0,60930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08877" calcext:value-type="float">
            <text:p>0,60887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609592" calcext:value-type="float">
            <text:p>0,60959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608493" calcext:value-type="float">
            <text:p>0,60849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609584" calcext:value-type="float">
            <text:p>0,60958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08842" calcext:value-type="float">
            <text:p>0,60884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609053" calcext:value-type="float">
            <text:p>0,60905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608132" calcext:value-type="float">
            <text:p>0,60813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609632" calcext:value-type="float">
            <text:p>0,60963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608531" calcext:value-type="float">
            <text:p>0,60853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610023" calcext:value-type="float">
            <text:p>0,6100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609591" calcext:value-type="float">
            <text:p>0,60959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609012" calcext:value-type="float">
            <text:p>0,60901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608593" calcext:value-type="float">
            <text:p>0,60859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609742" calcext:value-type="float">
            <text:p>0,60974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608582" calcext:value-type="float">
            <text:p>0,60858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6099" calcext:value-type="float">
            <text:p>0,609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609082" calcext:value-type="float">
            <text:p>0,60908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609258" calcext:value-type="float">
            <text:p>0,60925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08496" calcext:value-type="float">
            <text:p>0,60849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609594" calcext:value-type="float">
            <text:p>0,60959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08548" calcext:value-type="float">
            <text:p>0,60854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09237" calcext:value-type="float">
            <text:p>0,60923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08804" calcext:value-type="float">
            <text:p>0,60880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09008" calcext:value-type="float">
            <text:p>0,60900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08598" calcext:value-type="float">
            <text:p>0,60859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609233" calcext:value-type="float">
            <text:p>0,60923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07966" calcext:value-type="float">
            <text:p>0,60796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09411" calcext:value-type="float">
            <text:p>0,60941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09002" calcext:value-type="float">
            <text:p>0,60900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609203" calcext:value-type="float">
            <text:p>0,60920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08696" calcext:value-type="float">
            <text:p>0,60869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609373" calcext:value-type="float">
            <text:p>0,60937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608109" calcext:value-type="float">
            <text:p>0,60810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609537" calcext:value-type="float">
            <text:p>0,60953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09126" calcext:value-type="float">
            <text:p>0,609126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09298" calcext:value-type="float">
            <text:p>0,60929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608407" calcext:value-type="float">
            <text:p>0,60840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60952" calcext:value-type="float">
            <text:p>0,6095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608469" calcext:value-type="float">
            <text:p>0,60846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609331" calcext:value-type="float">
            <text:p>0,60933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08932" calcext:value-type="float">
            <text:p>0,60893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60861" calcext:value-type="float">
            <text:p>0,6086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608208" calcext:value-type="float">
            <text:p>0,60820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60961" calcext:value-type="float">
            <text:p>0,6096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08584" calcext:value-type="float">
            <text:p>0,60858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609634" calcext:value-type="float">
            <text:p>0,60963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08683" calcext:value-type="float">
            <text:p>0,60868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08549" calcext:value-type="float">
            <text:p>0,60854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08158" calcext:value-type="float">
            <text:p>0,60815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09545" calcext:value-type="float">
            <text:p>0,60954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08543" calcext:value-type="float">
            <text:p>0,60854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09197" calcext:value-type="float">
            <text:p>0,60919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08807" calcext:value-type="float">
            <text:p>0,60880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608677" calcext:value-type="float">
            <text:p>0,60867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608272" calcext:value-type="float">
            <text:p>0,60827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609644" calcext:value-type="float">
            <text:p>0,60964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608393" calcext:value-type="float">
            <text:p>0,60839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609761" calcext:value-type="float">
            <text:p>0,60976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609098" calcext:value-type="float">
            <text:p>0,60909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09288" calcext:value-type="float">
            <text:p>0,60928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08624" calcext:value-type="float">
            <text:p>0,60862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60917" calcext:value-type="float">
            <text:p>0,6091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608215" calcext:value-type="float">
            <text:p>0,60821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609568" calcext:value-type="float">
            <text:p>0,60956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609089" calcext:value-type="float">
            <text:p>0,60908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609278" calcext:value-type="float">
            <text:p>0,60927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608511" calcext:value-type="float">
            <text:p>0,60851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609333" calcext:value-type="float">
            <text:p>0,60933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08374" calcext:value-type="float">
            <text:p>0,60837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609349" calcext:value-type="float">
            <text:p>0,60934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608953" calcext:value-type="float">
            <text:p>0,60895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608556" calcext:value-type="float">
            <text:p>0,60855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08181" calcext:value-type="float">
            <text:p>0,60818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609512" calcext:value-type="float">
            <text:p>0,60951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608413" calcext:value-type="float">
            <text:p>0,60841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09462" calcext:value-type="float">
            <text:p>0,60946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0873" calcext:value-type="float">
            <text:p>0,6087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608917" calcext:value-type="float">
            <text:p>0,60891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608505" calcext:value-type="float">
            <text:p>0,60850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609821" calcext:value-type="float">
            <text:p>0,60982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0879" calcext:value-type="float">
            <text:p>0,6087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608915" calcext:value-type="float">
            <text:p>0,6089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0854" calcext:value-type="float">
            <text:p>0,6085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608725" calcext:value-type="float">
            <text:p>0,60872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608167" calcext:value-type="float">
            <text:p>0,60816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09472" calcext:value-type="float">
            <text:p>0,60947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08331" calcext:value-type="float">
            <text:p>0,60833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60963" calcext:value-type="float">
            <text:p>0,6096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08997" calcext:value-type="float">
            <text:p>0,60899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609157" calcext:value-type="float">
            <text:p>0,60915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08786" calcext:value-type="float">
            <text:p>0,60878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60918" calcext:value-type="float">
            <text:p>0,609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60826" calcext:value-type="float">
            <text:p>0,6082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09547" calcext:value-type="float">
            <text:p>0,60954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09102" calcext:value-type="float">
            <text:p>0,60910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08915" calcext:value-type="float">
            <text:p>0,60891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0821" calcext:value-type="float">
            <text:p>0,6082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09178" calcext:value-type="float">
            <text:p>0,60917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608214" calcext:value-type="float">
            <text:p>0,6082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09489" calcext:value-type="float">
            <text:p>0,60948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09128" calcext:value-type="float">
            <text:p>0,60912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608841" calcext:value-type="float">
            <text:p>0,60884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08131" calcext:value-type="float">
            <text:p>0,60813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09398" calcext:value-type="float">
            <text:p>0,60939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608495" calcext:value-type="float">
            <text:p>0,60849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09757" calcext:value-type="float">
            <text:p>0,60975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0904" calcext:value-type="float">
            <text:p>0,6090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09134" calcext:value-type="float">
            <text:p>0,60913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08779" calcext:value-type="float">
            <text:p>0,60877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609547" calcext:value-type="float">
            <text:p>0,60954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08581" calcext:value-type="float">
            <text:p>0,60858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609196" calcext:value-type="float">
            <text:p>0,609196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08843" calcext:value-type="float">
            <text:p>0,60884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608734" calcext:value-type="float">
            <text:p>0,60873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08379" calcext:value-type="float">
            <text:p>0,60837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09358" calcext:value-type="float">
            <text:p>0,60935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08151" calcext:value-type="float">
            <text:p>0,60815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09389" calcext:value-type="float">
            <text:p>0,60938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09025" calcext:value-type="float">
            <text:p>0,60902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09198" calcext:value-type="float">
            <text:p>0,60919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0885" calcext:value-type="float">
            <text:p>0,6088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09434" calcext:value-type="float">
            <text:p>0,60943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08547" calcext:value-type="float">
            <text:p>0,60854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09122" calcext:value-type="float">
            <text:p>0,60912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0859" calcext:value-type="float">
            <text:p>0,6085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08744" calcext:value-type="float">
            <text:p>0,60874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08093" calcext:value-type="float">
            <text:p>0,60809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09313" calcext:value-type="float">
            <text:p>0,60931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08445" calcext:value-type="float">
            <text:p>0,60844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09659" calcext:value-type="float">
            <text:p>0,60965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0904" calcext:value-type="float">
            <text:p>0,6090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08769" calcext:value-type="float">
            <text:p>0,60876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08266" calcext:value-type="float">
            <text:p>0,60826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609473" calcext:value-type="float">
            <text:p>0,60947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08622" calcext:value-type="float">
            <text:p>0,60862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609502" calcext:value-type="float">
            <text:p>0,60950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08764" calcext:value-type="float">
            <text:p>0,60876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08595" calcext:value-type="float">
            <text:p>0,60859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08254" calcext:value-type="float">
            <text:p>0,60825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0945" calcext:value-type="float">
            <text:p>0,6094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08598" calcext:value-type="float">
            <text:p>0,60859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09165" calcext:value-type="float">
            <text:p>0,60916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608796" calcext:value-type="float">
            <text:p>0,60879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08946" calcext:value-type="float">
            <text:p>0,60894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08372" calcext:value-type="float">
            <text:p>0,60837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609557" calcext:value-type="float">
            <text:p>0,60955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08446" calcext:value-type="float">
            <text:p>0,60844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09627" calcext:value-type="float">
            <text:p>0,60962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09293" calcext:value-type="float">
            <text:p>0,60929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609204" calcext:value-type="float">
            <text:p>0,60920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08858" calcext:value-type="float">
            <text:p>0,60885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08982" calcext:value-type="float">
            <text:p>0,60898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08128" calcext:value-type="float">
            <text:p>0,60812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09076" calcext:value-type="float">
            <text:p>0,60907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608741" calcext:value-type="float">
            <text:p>0,60874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608907" calcext:value-type="float">
            <text:p>0,60890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608267" calcext:value-type="float">
            <text:p>0,60826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60912" calcext:value-type="float">
            <text:p>0,6091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08159" calcext:value-type="float">
            <text:p>0,60815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609321" calcext:value-type="float">
            <text:p>0,60932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08993" calcext:value-type="float">
            <text:p>0,60899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0877" calcext:value-type="float">
            <text:p>0,6087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08336" calcext:value-type="float">
            <text:p>0,60833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0949" calcext:value-type="float">
            <text:p>0,6094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08668" calcext:value-type="float">
            <text:p>0,60866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09375" calcext:value-type="float">
            <text:p>0,60937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08692" calcext:value-type="float">
            <text:p>0,60869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08855" calcext:value-type="float">
            <text:p>0,60885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0836" calcext:value-type="float">
            <text:p>0,6083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09504" calcext:value-type="float">
            <text:p>0,609504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08647" calcext:value-type="float">
            <text:p>0,60864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0919" calcext:value-type="float">
            <text:p>0,60919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08664" calcext:value-type="float">
            <text:p>0,60866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08826" calcext:value-type="float">
            <text:p>0,608826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08477" calcext:value-type="float">
            <text:p>0,60847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09341" calcext:value-type="float">
            <text:p>0,60934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608315" calcext:value-type="float">
            <text:p>0,60831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09446" calcext:value-type="float">
            <text:p>0,60944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609123" calcext:value-type="float">
            <text:p>0,60912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08865" calcext:value-type="float">
            <text:p>0,60886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08549" calcext:value-type="float">
            <text:p>0,60854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09084" calcext:value-type="float">
            <text:p>0,60908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0826" calcext:value-type="float">
            <text:p>0,6082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609151" calcext:value-type="float">
            <text:p>0,60915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08835" calcext:value-type="float">
            <text:p>0,60883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608994" calcext:value-type="float">
            <text:p>0,60899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08235" calcext:value-type="float">
            <text:p>0,60823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60935" calcext:value-type="float">
            <text:p>0,6093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608491" calcext:value-type="float">
            <text:p>0,60849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609384" calcext:value-type="float">
            <text:p>0,60938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608945" calcext:value-type="float">
            <text:p>0,60894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6087" calcext:value-type="float">
            <text:p>0,608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608389" calcext:value-type="float">
            <text:p>0,60838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60907" calcext:value-type="float">
            <text:p>0,6090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608276" calcext:value-type="float">
            <text:p>0,60827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609379" calcext:value-type="float">
            <text:p>0,60937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608774" calcext:value-type="float">
            <text:p>0,60877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608914" calcext:value-type="float">
            <text:p>0,60891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608594" calcext:value-type="float">
            <text:p>0,60859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609484" calcext:value-type="float">
            <text:p>0,60948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608532" calcext:value-type="float">
            <text:p>0,60853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608709" calcext:value-type="float">
            <text:p>0,60870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608398" calcext:value-type="float">
            <text:p>0,60839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608554" calcext:value-type="float">
            <text:p>0,60855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608249" calcext:value-type="float">
            <text:p>0,60824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609336" calcext:value-type="float">
            <text:p>0,60933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08385" calcext:value-type="float">
            <text:p>0,60838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09054" calcext:value-type="float">
            <text:p>0,60905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0868" calcext:value-type="float">
            <text:p>0,6086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08834" calcext:value-type="float">
            <text:p>0,60883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08527" calcext:value-type="float">
            <text:p>0,60852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0898" calcext:value-type="float">
            <text:p>0,6089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08138" calcext:value-type="float">
            <text:p>0,60813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09213" calcext:value-type="float">
            <text:p>0,60921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08628" calcext:value-type="float">
            <text:p>0,60862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08788" calcext:value-type="float">
            <text:p>0,60878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08202" calcext:value-type="float">
            <text:p>0,60820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09055" calcext:value-type="float">
            <text:p>0,60905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08287" calcext:value-type="float">
            <text:p>0,60828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09354" calcext:value-type="float">
            <text:p>0,60935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609053" calcext:value-type="float">
            <text:p>0,60905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08641" calcext:value-type="float">
            <text:p>0,60864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08288" calcext:value-type="float">
            <text:p>0,60828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09068" calcext:value-type="float">
            <text:p>0,60906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083" calcext:value-type="float">
            <text:p>0,608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609358" calcext:value-type="float">
            <text:p>0,60935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08764" calcext:value-type="float">
            <text:p>0,60876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08695" calcext:value-type="float">
            <text:p>0,60869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608189" calcext:value-type="float">
            <text:p>0,60818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09241" calcext:value-type="float">
            <text:p>0,60924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608472" calcext:value-type="float">
            <text:p>0,60847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08973" calcext:value-type="float">
            <text:p>0,60897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08678" calcext:value-type="float">
            <text:p>0,60867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08813" calcext:value-type="float">
            <text:p>0,60881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0833" calcext:value-type="float">
            <text:p>0,6083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608974" calcext:value-type="float">
            <text:p>0,60897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608062" calcext:value-type="float">
            <text:p>0,60806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09104" calcext:value-type="float">
            <text:p>0,60910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08786" calcext:value-type="float">
            <text:p>0,60878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08934" calcext:value-type="float">
            <text:p>0,60893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08502" calcext:value-type="float">
            <text:p>0,60850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08996" calcext:value-type="float">
            <text:p>0,60899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08142" calcext:value-type="float">
            <text:p>0,60814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09175" calcext:value-type="float">
            <text:p>0,60917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08884" calcext:value-type="float">
            <text:p>0,60888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08808" calcext:value-type="float">
            <text:p>0,60880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608205" calcext:value-type="float">
            <text:p>0,60820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09232" calcext:value-type="float">
            <text:p>0,60923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08502" calcext:value-type="float">
            <text:p>0,60850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09134" calcext:value-type="float">
            <text:p>0,60913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08843" calcext:value-type="float">
            <text:p>0,60884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608564" calcext:value-type="float">
            <text:p>0,60856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08278" calcext:value-type="float">
            <text:p>0,60827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60906" calcext:value-type="float">
            <text:p>0,6090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608342" calcext:value-type="float">
            <text:p>0,60834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609359" calcext:value-type="float">
            <text:p>0,60935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08587" calcext:value-type="float">
            <text:p>0,60858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08732" calcext:value-type="float">
            <text:p>0,60873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608444" calcext:value-type="float">
            <text:p>0,60844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09455" calcext:value-type="float">
            <text:p>0,60945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08722" calcext:value-type="float">
            <text:p>0,60872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0915" calcext:value-type="float">
            <text:p>0,6091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08857" calcext:value-type="float">
            <text:p>0,60885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08722" calcext:value-type="float">
            <text:p>0,60872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0844" calcext:value-type="float">
            <text:p>0,6084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09252" calcext:value-type="float">
            <text:p>0,60925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08322" calcext:value-type="float">
            <text:p>0,60832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0906" calcext:value-type="float">
            <text:p>0,6090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08655" calcext:value-type="float">
            <text:p>0,60865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08745" calcext:value-type="float">
            <text:p>0,60874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08287" calcext:value-type="float">
            <text:p>0,60828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08763" calcext:value-type="float">
            <text:p>0,60876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08057" calcext:value-type="float">
            <text:p>0,60805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09051" calcext:value-type="float">
            <text:p>0,60905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08768" calcext:value-type="float">
            <text:p>0,60876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0891" calcext:value-type="float">
            <text:p>0,6089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08369" calcext:value-type="float">
            <text:p>0,60836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0898" calcext:value-type="float">
            <text:p>0,6089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08208" calcext:value-type="float">
            <text:p>0,60820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08965" calcext:value-type="float">
            <text:p>0,60896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08688" calcext:value-type="float">
            <text:p>0,60868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08474" calcext:value-type="float">
            <text:p>0,60847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08196" calcext:value-type="float">
            <text:p>0,60819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09177" calcext:value-type="float">
            <text:p>0,60917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0833" calcext:value-type="float">
            <text:p>0,6083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09114" calcext:value-type="float">
            <text:p>0,6091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08592" calcext:value-type="float">
            <text:p>0,608592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608719" calcext:value-type="float">
            <text:p>0,60871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08446" calcext:value-type="float">
            <text:p>0,60844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09165" calcext:value-type="float">
            <text:p>0,60916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08467" calcext:value-type="float">
            <text:p>0,60846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608586" calcext:value-type="float">
            <text:p>0,60858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08185" calcext:value-type="float">
            <text:p>0,60818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608325" calcext:value-type="float">
            <text:p>0,60832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08045" calcext:value-type="float">
            <text:p>0,60804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609012" calcext:value-type="float">
            <text:p>0,60901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608168" calcext:value-type="float">
            <text:p>0,60816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09132" calcext:value-type="float">
            <text:p>0,60913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08652" calcext:value-type="float">
            <text:p>0,608652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0879" calcext:value-type="float">
            <text:p>0,6087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08381" calcext:value-type="float">
            <text:p>0,60838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60884" calcext:value-type="float">
            <text:p>0,6088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08118" calcext:value-type="float">
            <text:p>0,6081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08895" calcext:value-type="float">
            <text:p>0,60889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608627" calcext:value-type="float">
            <text:p>0,60862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60843" calcext:value-type="float">
            <text:p>0,6084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607899" calcext:value-type="float">
            <text:p>0,60789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608852" calcext:value-type="float">
            <text:p>0,60885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608176" calcext:value-type="float">
            <text:p>0,60817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609126" calcext:value-type="float">
            <text:p>0,60912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08851" calcext:value-type="float">
            <text:p>0,60885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08551" calcext:value-type="float">
            <text:p>0,60855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608099" calcext:value-type="float">
            <text:p>0,60809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609044" calcext:value-type="float">
            <text:p>0,609044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608344" calcext:value-type="float">
            <text:p>0,608344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09287" calcext:value-type="float">
            <text:p>0,60928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608772" calcext:value-type="float">
            <text:p>0,60877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08906" calcext:value-type="float">
            <text:p>0,60890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08553" calcext:value-type="float">
            <text:p>0,60855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60903" calcext:value-type="float">
            <text:p>0,6090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08364" calcext:value-type="float">
            <text:p>0,60836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608812" calcext:value-type="float">
            <text:p>0,60881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608387" calcext:value-type="float">
            <text:p>0,60838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608475" calcext:value-type="float">
            <text:p>0,608475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608214" calcext:value-type="float">
            <text:p>0,60821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609146" calcext:value-type="float">
            <text:p>0,60914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608241" calcext:value-type="float">
            <text:p>0,60824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609092" calcext:value-type="float">
            <text:p>0,60909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608831" calcext:value-type="float">
            <text:p>0,60883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608963" calcext:value-type="float">
            <text:p>0,60896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6087" calcext:value-type="float">
            <text:p>0,608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609008" calcext:value-type="float">
            <text:p>0,60900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60834" calcext:value-type="float">
            <text:p>0,6083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608745" calcext:value-type="float">
            <text:p>0,608745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608467" calcext:value-type="float">
            <text:p>0,60846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608599" calcext:value-type="float">
            <text:p>0,60859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08054" calcext:value-type="float">
            <text:p>0,60805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608813" calcext:value-type="float">
            <text:p>0,60881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608156" calcext:value-type="float">
            <text:p>0,60815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609073" calcext:value-type="float">
            <text:p>0,60907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608635" calcext:value-type="float">
            <text:p>0,60863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608394" calcext:value-type="float">
            <text:p>0,608394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60813" calcext:value-type="float">
            <text:p>0,6081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609043" calcext:value-type="float">
            <text:p>0,60904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608276" calcext:value-type="float">
            <text:p>0,60827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609186" calcext:value-type="float">
            <text:p>0,60918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608679" calcext:value-type="float">
            <text:p>0,60867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608561" calcext:value-type="float">
            <text:p>0,60856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08307" calcext:value-type="float">
            <text:p>0,60830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609213" calcext:value-type="float">
            <text:p>0,60921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08575" calcext:value-type="float">
            <text:p>0,60857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609008" calcext:value-type="float">
            <text:p>0,60900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08754" calcext:value-type="float">
            <text:p>0,60875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08798" calcext:value-type="float">
            <text:p>0,60879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08352" calcext:value-type="float">
            <text:p>0,608352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609018" calcext:value-type="float">
            <text:p>0,6090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08211" calcext:value-type="float">
            <text:p>0,60821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608903" calcext:value-type="float">
            <text:p>0,60890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608644" calcext:value-type="float">
            <text:p>0,60864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08762" calcext:value-type="float">
            <text:p>0,60876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08406" calcext:value-type="float">
            <text:p>0,60840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608584" calcext:value-type="float">
            <text:p>0,60858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07946" calcext:value-type="float">
            <text:p>0,60794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08838" calcext:value-type="float">
            <text:p>0,60883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08588" calcext:value-type="float">
            <text:p>0,60858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08716" calcext:value-type="float">
            <text:p>0,60871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60816" calcext:value-type="float">
            <text:p>0,6081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09048" calcext:value-type="float">
            <text:p>0,60904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608315" calcext:value-type="float">
            <text:p>0,60831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609201" calcext:value-type="float">
            <text:p>0,60920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08806" calcext:value-type="float">
            <text:p>0,60880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08616" calcext:value-type="float">
            <text:p>0,60861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08369" calcext:value-type="float">
            <text:p>0,60836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0925" calcext:value-type="float">
            <text:p>0,6092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608609" calcext:value-type="float">
            <text:p>0,60860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609154" calcext:value-type="float">
            <text:p>0,60915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08674" calcext:value-type="float">
            <text:p>0,60867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08669" calcext:value-type="float">
            <text:p>0,60866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608421" calcext:value-type="float">
            <text:p>0,60842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09136" calcext:value-type="float">
            <text:p>0,60913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608515" calcext:value-type="float">
            <text:p>0,60851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08934" calcext:value-type="float">
            <text:p>0,60893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08532" calcext:value-type="float">
            <text:p>0,60853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608488" calcext:value-type="float">
            <text:p>0,60848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608245" calcext:value-type="float">
            <text:p>0,60824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608971" calcext:value-type="float">
            <text:p>0,6089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08211" calcext:value-type="float">
            <text:p>0,60821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608912" calcext:value-type="float">
            <text:p>0,60891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608545" calcext:value-type="float">
            <text:p>0,60854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608435" calcext:value-type="float">
            <text:p>0,60843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08186" calcext:value-type="float">
            <text:p>0,608186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086" calcext:value-type="float">
            <text:p>0,608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07989" calcext:value-type="float">
            <text:p>0,60798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608851" calcext:value-type="float">
            <text:p>0,60885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08608" calcext:value-type="float">
            <text:p>0,60860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608721" calcext:value-type="float">
            <text:p>0,60872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0808" calcext:value-type="float">
            <text:p>0,6080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608939" calcext:value-type="float">
            <text:p>0,60893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608297" calcext:value-type="float">
            <text:p>0,60829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608932" calcext:value-type="float">
            <text:p>0,60893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608692" calcext:value-type="float">
            <text:p>0,60869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608509" calcext:value-type="float">
            <text:p>0,60850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608268" calcext:value-type="float">
            <text:p>0,60826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608797" calcext:value-type="float">
            <text:p>0,60879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608155" calcext:value-type="float">
            <text:p>0,60815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609006" calcext:value-type="float">
            <text:p>0,60900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608515" calcext:value-type="float">
            <text:p>0,608515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608637" calcext:value-type="float">
            <text:p>0,60863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6084" calcext:value-type="float">
            <text:p>0,608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609054" calcext:value-type="float">
            <text:p>0,60905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608299" calcext:value-type="float">
            <text:p>0,60829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608667" calcext:value-type="float">
            <text:p>0,60866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608431" calcext:value-type="float">
            <text:p>0,60843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608543" calcext:value-type="float">
            <text:p>0,60854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08273" calcext:value-type="float">
            <text:p>0,60827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609115" calcext:value-type="float">
            <text:p>0,60911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608361" calcext:value-type="float">
            <text:p>0,60836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08799" calcext:value-type="float">
            <text:p>0,60879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08561" calcext:value-type="float">
            <text:p>0,60856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608682" calcext:value-type="float">
            <text:p>0,60868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608448" calcext:value-type="float">
            <text:p>0,60844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608611" calcext:value-type="float">
            <text:p>0,60861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607969" calcext:value-type="float">
            <text:p>0,60796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608804" calcext:value-type="float">
            <text:p>0,60880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608407" calcext:value-type="float">
            <text:p>0,60840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608527" calcext:value-type="float">
            <text:p>0,60852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608066" calcext:value-type="float">
            <text:p>0,60806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608897" calcext:value-type="float">
            <text:p>0,60889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608308" calcext:value-type="float">
            <text:p>0,60830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608998" calcext:value-type="float">
            <text:p>0,60899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60875" calcext:value-type="float">
            <text:p>0,6087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60843" calcext:value-type="float">
            <text:p>0,6084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608083" calcext:value-type="float">
            <text:p>0,60808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608909" calcext:value-type="float">
            <text:p>0,60890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608319" calcext:value-type="float">
            <text:p>0,60831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608957" calcext:value-type="float">
            <text:p>0,60895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608473" calcext:value-type="float">
            <text:p>0,60847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608592" calcext:value-type="float">
            <text:p>0,60859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608161" calcext:value-type="float">
            <text:p>0,60816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608982" calcext:value-type="float">
            <text:p>0,60898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608392" calcext:value-type="float">
            <text:p>0,60839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608785" calcext:value-type="float">
            <text:p>0,60878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608554" calcext:value-type="float">
            <text:p>0,60855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608505" calcext:value-type="float">
            <text:p>0,60850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608277" calcext:value-type="float">
            <text:p>0,60827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608784" calcext:value-type="float">
            <text:p>0,60878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608072" calcext:value-type="float">
            <text:p>0,60807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608821" calcext:value-type="float">
            <text:p>0,60882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60849" calcext:value-type="float">
            <text:p>0,6084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608598" calcext:value-type="float">
            <text:p>0,60859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608369" calcext:value-type="float">
            <text:p>0,60836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608758" calcext:value-type="float">
            <text:p>0,60875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608064" calcext:value-type="float">
            <text:p>0,60806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608874" calcext:value-type="float">
            <text:p>0,60887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608555" calcext:value-type="float">
            <text:p>0,608555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608527" calcext:value-type="float">
            <text:p>0,60852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608089" calcext:value-type="float">
            <text:p>0,60808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608895" calcext:value-type="float">
            <text:p>0,60889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608328" calcext:value-type="float">
            <text:p>0,60832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608828" calcext:value-type="float">
            <text:p>0,60882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608603" calcext:value-type="float">
            <text:p>0,60860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608365" calcext:value-type="float">
            <text:p>0,60836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608127" calcext:value-type="float">
            <text:p>0,60812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608928" calcext:value-type="float">
            <text:p>0,60892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60836" calcext:value-type="float">
            <text:p>0,6083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608955" calcext:value-type="float">
            <text:p>0,60895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608412" calcext:value-type="float">
            <text:p>0,60841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608519" calcext:value-type="float">
            <text:p>0,60851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608297" calcext:value-type="float">
            <text:p>0,60829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609092" calcext:value-type="float">
            <text:p>0,60909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608516" calcext:value-type="float">
            <text:p>0,60851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608897" calcext:value-type="float">
            <text:p>0,60889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08584" calcext:value-type="float">
            <text:p>0,60858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608485" calcext:value-type="float">
            <text:p>0,60848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608139" calcext:value-type="float">
            <text:p>0,60813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608799" calcext:value-type="float">
            <text:p>0,60879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608059" calcext:value-type="float">
            <text:p>0,60805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608849" calcext:value-type="float">
            <text:p>0,60884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608598" calcext:value-type="float">
            <text:p>0,60859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608711" calcext:value-type="float">
            <text:p>0,60871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608337" calcext:value-type="float">
            <text:p>0,60833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608715" calcext:value-type="float">
            <text:p>0,608715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608155" calcext:value-type="float">
            <text:p>0,60815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608939" calcext:value-type="float">
            <text:p>0,60893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608719" calcext:value-type="float">
            <text:p>0,60871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6088" calcext:value-type="float">
            <text:p>0,60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08383" calcext:value-type="float">
            <text:p>0,6083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/>
    </number:number-style>
    <number:currency-style style:name="N10108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8P0"/>
    </number:currency-style>
    <number:number-style style:name="N10109" number:language="pl" number:country="PL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3T19:49:57.899382118</dc:date>
    <meta:editing-duration>PT8M18S</meta:editing-duration>
    <meta:editing-cycles>1</meta:editing-cycles>
    <meta:document-statistic meta:table-count="1" meta:cell-count="200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maximum="1000" chart:interval-major="50" chart:interval-minor-divis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0">
      <style:chart-properties chart:symbol-type="named-symbol" chart:symbol-name="square" chart:symbol-width="0.01cm" chart:symbol-height="0.0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01cm" svg:height="11.131cm" xlink:href=".." xlink:type="simple" chart:class="chart:scatter" chart:style-name="ch1">
        <chart:legend chart:legend-position="end" svg:x="20.562cm" svg:y="5.266cm" style:legend-expansion="high" chart:style-name="ch2"/>
        <chart:plot-area chart:style-name="ch3" table:cell-range-address="wykres.A1:wykres.B1000" svg:x="1.471cm" svg:y="0.222cm" svg:width="18.631cm" svg:height="9.706cm">
          <chartooo:coordinate-region svg:x="2.198cm" svg:y="0.422cm" svg:width="17.532cm" svg:height="8.859cm"/>
          <chart:axis chart:dimension="x" chart:name="primary-x" chart:style-name="ch4">
            <chart:title svg:x="10.636cm" svg:y="10.15cm" chart:style-name="ch5">
              <text:p>n</text:p>
            </chart:title>
          </chart:axis>
          <chart:axis chart:dimension="y" chart:name="primary-y" chart:style-name="ch6">
            <chart:title svg:x="0.451cm" svg:y="5.767cm" chart:style-name="ch7">
              <text:p>pi(n)/n^2</text:p>
            </chart:title>
            <chart:grid chart:style-name="ch8" chart:class="major"/>
          </chart:axis>
          <chart:series chart:style-name="ch9" chart:values-cell-range-address="wykres.B1:wykres.B1000" chart:class="chart:scatter">
            <chart:domain table:cell-range-address="wykres.A1:wykres.A1000"/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wykres.A1:wykres.A1000</svg:desc>
                </draw:g>
              </table:table-cell>
              <table:table-cell office:value-type="float" office:value="1">
                <text:p>1</text:p>
                <draw:g>
                  <svg:desc>wykres.B1:wykres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38889">
                <text:p>0.63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14286">
                <text:p>0.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71875">
                <text:p>0.67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79012">
                <text:p>0.679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8595">
                <text:p>0.68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31944">
                <text:p>0.631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80473">
                <text:p>0.680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47959">
                <text:p>0.6479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35556">
                <text:p>0.63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1094">
                <text:p>0.621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609">
                <text:p>0.6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6543">
                <text:p>0.6265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6205">
                <text:p>0.66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32653">
                <text:p>0.632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17769">
                <text:p>0.6177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48393">
                <text:p>0.6483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3264">
                <text:p>0.6232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384">
                <text:p>0.6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574">
                <text:p>0.625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963">
                <text:p>0.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16071">
                <text:p>0.6160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40904">
                <text:p>0.6409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16667">
                <text:p>0.61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9958">
                <text:p>0.6399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1836">
                <text:p>0.6318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0854">
                <text:p>0.630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21972">
                <text:p>0.621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26122">
                <text:p>0.6261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1034">
                <text:p>0.610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0387">
                <text:p>0.6303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22576">
                <text:p>0.622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22617">
                <text:p>0.622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1875">
                <text:p>0.61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29982">
                <text:p>0.6299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13946">
                <text:p>0.6139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1152">
                <text:p>0.6311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2345">
                <text:p>0.623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19753">
                <text:p>0.6197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13894">
                <text:p>0.6138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29697">
                <text:p>0.6296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17622">
                <text:p>0.6176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27655">
                <text:p>0.6276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88">
                <text:p>0.6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19377">
                <text:p>0.6193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13536">
                <text:p>0.613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27625">
                <text:p>0.627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16941">
                <text:p>0.6169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21157">
                <text:p>0.6211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14477">
                <text:p>0.6144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15266">
                <text:p>0.6152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1088">
                <text:p>0.610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23671">
                <text:p>0.6236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11944">
                <text:p>0.6119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24295">
                <text:p>0.624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19927">
                <text:p>0.619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18544">
                <text:p>0.6185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1499">
                <text:p>0.614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18935">
                <text:p>0.6189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09504">
                <text:p>0.6095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20851">
                <text:p>0.6208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16566">
                <text:p>0.6165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17307">
                <text:p>0.617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20313">
                <text:p>0.6203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12461">
                <text:p>0.6124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22819">
                <text:p>0.6228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19248">
                <text:p>0.6192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17067">
                <text:p>0.6170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134">
                <text:p>0.61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17811">
                <text:p>0.6178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09961">
                <text:p>0.6099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19612">
                <text:p>0.6196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14219">
                <text:p>0.6142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15607">
                <text:p>0.6156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12582">
                <text:p>0.6125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21716">
                <text:p>0.6217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13804">
                <text:p>0.6138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17163">
                <text:p>0.6171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14251">
                <text:p>0.6142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15009">
                <text:p>0.6150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11441">
                <text:p>0.6114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19998">
                <text:p>0.6199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12222">
                <text:p>0.612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1623">
                <text:p>0.616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13303">
                <text:p>0.6133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14059">
                <text:p>0.6140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11476">
                <text:p>0.6114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14626">
                <text:p>0.6146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08832">
                <text:p>0.6088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1675">
                <text:p>0.616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12974">
                <text:p>0.6129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12897">
                <text:p>0.6128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16312">
                <text:p>0.6163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10438">
                <text:p>0.6104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17872">
                <text:p>0.6178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14922">
                <text:p>0.6149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11973">
                <text:p>0.6119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09737">
                <text:p>0.6097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1691">
                <text:p>0.616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11711">
                <text:p>0.6117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18719">
                <text:p>0.6187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14132">
                <text:p>0.6141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14804">
                <text:p>0.6148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11527">
                <text:p>0.6115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18294">
                <text:p>0.6182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13035">
                <text:p>0.6130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15728">
                <text:p>0.6157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13481">
                <text:p>0.6134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13558">
                <text:p>0.6135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11534">
                <text:p>0.6115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14858">
                <text:p>0.6148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09097">
                <text:p>0.6090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14097">
                <text:p>0.6140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12134">
                <text:p>0.612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12797">
                <text:p>0.6127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10757">
                <text:p>0.6107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13824">
                <text:p>0.6138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08655">
                <text:p>0.6086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14731">
                <text:p>0.6147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12976">
                <text:p>0.6129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13605">
                <text:p>0.6136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09882">
                <text:p>0.6098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15757">
                <text:p>0.6157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11054">
                <text:p>0.6110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1411">
                <text:p>0.614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1233">
                <text:p>0.612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11193">
                <text:p>0.6111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09159">
                <text:p>0.6091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1479">
                <text:p>0.614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10533">
                <text:p>0.6105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16065">
                <text:p>0.6160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12194">
                <text:p>0.61219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12796">
                <text:p>0.6127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11139">
                <text:p>0.6111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14358">
                <text:p>0.6143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10484">
                <text:p>0.6104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12747">
                <text:p>0.6127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11137">
                <text:p>0.6111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10625">
                <text:p>0.610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08976">
                <text:p>0.6089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14162">
                <text:p>0.6141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09556">
                <text:p>0.6095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14666">
                <text:p>0.6146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12838">
                <text:p>0.6128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13055">
                <text:p>0.6130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10179">
                <text:p>0.6101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1232">
                <text:p>0.612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0844">
                <text:p>0.608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13372">
                <text:p>0.6133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11881">
                <text:p>0.6118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12436">
                <text:p>0.6124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09805">
                <text:p>0.6098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12438">
                <text:p>0.6124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09015">
                <text:p>0.6090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1376">
                <text:p>0.613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12247">
                <text:p>0.6122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10725">
                <text:p>0.6107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09341">
                <text:p>0.6093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1397">
                <text:p>0.613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10084">
                <text:p>0.6100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13809">
                <text:p>0.6138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11038">
                <text:p>0.6110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11299">
                <text:p>0.6112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0989">
                <text:p>0.609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14354">
                <text:p>0.61435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11012">
                <text:p>0.6110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11886">
                <text:p>0.6118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10117">
                <text:p>0.6101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10648">
                <text:p>0.6106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09361">
                <text:p>0.6093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13682">
                <text:p>0.6136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09846">
                <text:p>0.6098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14114">
                <text:p>0.6141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11732">
                <text:p>0.6117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12231">
                <text:p>0.6122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10793">
                <text:p>0.6107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12622">
                <text:p>0.6126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09521">
                <text:p>0.6095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12171">
                <text:p>0.6121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10882">
                <text:p>0.6108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10481">
                <text:p>0.6104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08061">
                <text:p>0.6080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12127">
                <text:p>0.612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09239">
                <text:p>0.6092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13251">
                <text:p>0.6132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12047">
                <text:p>0.6120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10835">
                <text:p>0.6108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08991">
                <text:p>0.6089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12925">
                <text:p>0.6129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0981">
                <text:p>0.609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13697">
                <text:p>0.6136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11575">
                <text:p>0.6115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12039">
                <text:p>0.6120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10896">
                <text:p>0.6108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13046">
                <text:p>0.61304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10126">
                <text:p>0.6101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11803">
                <text:p>0.6118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10684">
                <text:p>0.6106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10959">
                <text:p>0.6109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09537">
                <text:p>0.6095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11959">
                <text:p>0.6119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08322">
                <text:p>0.6083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12003">
                <text:p>0.6120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10871">
                <text:p>0.6108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1132">
                <text:p>0.611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1025">
                <text:p>0.610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11855">
                <text:p>0.6118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09289">
                <text:p>0.6092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11332">
                <text:p>0.6113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10281">
                <text:p>0.6102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10725">
                <text:p>0.6107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08492">
                <text:p>0.6084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1086">
                <text:p>0.610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08291">
                <text:p>0.6082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11776">
                <text:p>0.6117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10152">
                <text:p>0.6101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09481">
                <text:p>0.6094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08485">
                <text:p>0.6084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11908">
                <text:p>0.6119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09322">
                <text:p>0.6093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12708">
                <text:p>0.61270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10718">
                <text:p>0.6107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0994">
                <text:p>0.609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08855">
                <text:p>0.60885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12187">
                <text:p>0.6121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09595">
                <text:p>0.6095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11082">
                <text:p>0.6110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1008">
                <text:p>0.610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10497">
                <text:p>0.6104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08767">
                <text:p>0.6087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12017">
                <text:p>0.6120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09149">
                <text:p>0.6091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12369">
                <text:p>0.6123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11075">
                <text:p>0.6110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11543">
                <text:p>0.6115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10572">
                <text:p>0.6105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11195">
                <text:p>0.6111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0888">
                <text:p>0.608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11041">
                <text:p>0.6110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10025">
                <text:p>0.6100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10426">
                <text:p>0.6104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08752">
                <text:p>0.60875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11847">
                <text:p>0.6118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09269">
                <text:p>0.6092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11336">
                <text:p>0.6113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10438">
                <text:p>0.6104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09596">
                <text:p>0.6095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08749">
                <text:p>0.6087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611773">
                <text:p>0.6117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609564">
                <text:p>0.6095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611306">
                <text:p>0.61130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609453">
                <text:p>0.6094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609724">
                <text:p>0.6097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608866">
                <text:p>0.6088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61182">
                <text:p>0.611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60949">
                <text:p>0.609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610822">
                <text:p>0.6108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609291">
                <text:p>0.6092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609673">
                <text:p>0.6096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608808">
                <text:p>0.6088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611697">
                <text:p>0.6116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60915">
                <text:p>0.609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612015">
                <text:p>0.61201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610983">
                <text:p>0.6109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61038">
                <text:p>0.610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609556">
                <text:p>0.60955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61042">
                <text:p>0.610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611125">
                <text:p>0.6111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610307">
                <text:p>0.6103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610565">
                <text:p>0.6105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608661">
                <text:p>0.6086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611428">
                <text:p>0.6114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609414">
                <text:p>0.6094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612156">
                <text:p>0.6121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611325">
                <text:p>0.6113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610588">
                <text:p>0.6105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60926">
                <text:p>0.609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610849">
                <text:p>0.6108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608929">
                <text:p>0.60892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611235">
                <text:p>0.6112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609691">
                <text:p>0.6096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610042">
                <text:p>0.6100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609249">
                <text:p>0.6092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6119">
                <text:p>0.61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609688">
                <text:p>0.6096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610893">
                <text:p>0.61089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61006">
                <text:p>0.6100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61004">
                <text:p>0.610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609286">
                <text:p>0.6092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611123">
                <text:p>0.6111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608833">
                <text:p>0.6088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610358">
                <text:p>0.6103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609611">
                <text:p>0.6096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609951">
                <text:p>0.6099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609061">
                <text:p>0.6090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610234">
                <text:p>0.6102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608302">
                <text:p>0.60830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610839">
                <text:p>0.6108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609409">
                <text:p>0.6094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609744">
                <text:p>0.60974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608314">
                <text:p>0.6083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610819">
                <text:p>0.6108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608882">
                <text:p>0.6088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611367">
                <text:p>0.6113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610643">
                <text:p>0.6106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609675">
                <text:p>0.60967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608947">
                <text:p>0.6089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6114">
                <text:p>0.61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609618">
                <text:p>0.6096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611305">
                <text:p>0.6113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60999">
                <text:p>0.6099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61031">
                <text:p>0.610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609072">
                <text:p>0.6090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610827">
                <text:p>0.6108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60912">
                <text:p>0.609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609922">
                <text:p>0.6099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609234">
                <text:p>0.60923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609554">
                <text:p>0.60955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608817">
                <text:p>0.6088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610222">
                <text:p>0.6102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607998">
                <text:p>0.6079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610354">
                <text:p>0.61035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609659">
                <text:p>0.6096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609898">
                <text:p>0.6098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609228">
                <text:p>0.6092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610301">
                <text:p>0.6103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608374">
                <text:p>0.6083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610686">
                <text:p>0.6106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609809">
                <text:p>0.60980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610115">
                <text:p>0.6101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608746">
                <text:p>0.6087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61034">
                <text:p>0.610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608623">
                <text:p>0.6086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610077">
                <text:p>0.6100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608805">
                <text:p>0.6088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608164">
                <text:p>0.6081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610411">
                <text:p>0.6104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608758">
                <text:p>0.6087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610988">
                <text:p>0.6109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609461">
                <text:p>0.6094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6095">
                <text:p>0.60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608624">
                <text:p>0.6086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610831">
                <text:p>0.6108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609236">
                <text:p>0.6092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610252">
                <text:p>0.6102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609606">
                <text:p>0.6096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609208">
                <text:p>0.6092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608587">
                <text:p>0.6085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610757">
                <text:p>0.61075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60885">
                <text:p>0.608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61073">
                <text:p>0.610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610108">
                <text:p>0.61010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61009">
                <text:p>0.610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608917">
                <text:p>0.6089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609908">
                <text:p>0.6099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608371">
                <text:p>0.6083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610495">
                <text:p>0.6104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609781">
                <text:p>0.6097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610006">
                <text:p>0.6100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608817">
                <text:p>0.60881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610073">
                <text:p>0.6100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608531">
                <text:p>0.6085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61062">
                <text:p>0.6106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609647">
                <text:p>0.6096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609244">
                <text:p>0.6092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608611">
                <text:p>0.60861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610115">
                <text:p>0.6101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608403">
                <text:p>0.6084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610459">
                <text:p>0.6104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609245">
                <text:p>0.6092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609523">
                <text:p>0.6095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60894">
                <text:p>0.608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610973">
                <text:p>0.6109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609531">
                <text:p>0.6095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609607">
                <text:p>0.6096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60903">
                <text:p>0.609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609252">
                <text:p>0.60925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608666">
                <text:p>0.60866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610669">
                <text:p>0.6106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608803">
                <text:p>0.6088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610298">
                <text:p>0.6102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609645">
                <text:p>0.6096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609079">
                <text:p>0.60907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609998">
                <text:p>0.6099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608452">
                <text:p>0.6084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610416">
                <text:p>0.6104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609852">
                <text:p>0.60985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609513">
                <text:p>0.6095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608469">
                <text:p>0.6084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610413">
                <text:p>0.6104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609013">
                <text:p>0.6090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610428">
                <text:p>0.6104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609861">
                <text:p>0.6098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609486">
                <text:p>0.60948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08526">
                <text:p>0.60852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609886">
                <text:p>0.6098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608438">
                <text:p>0.6084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610344">
                <text:p>0.6103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609274">
                <text:p>0.6092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609533">
                <text:p>0.6095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610117">
                <text:p>0.6101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608713">
                <text:p>0.6087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608884">
                <text:p>0.6088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609141">
                <text:p>0.6091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608291">
                <text:p>0.60829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610153">
                <text:p>0.61015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608339">
                <text:p>0.6083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610192">
                <text:p>0.6101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609662">
                <text:p>0.6096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609868">
                <text:p>0.60986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609308">
                <text:p>0.6093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609988">
                <text:p>0.6099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60867">
                <text:p>0.608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609771">
                <text:p>0.60977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60924">
                <text:p>0.609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609011">
                <text:p>0.60901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607999">
                <text:p>0.6079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60981">
                <text:p>0.609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608534">
                <text:p>0.6085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610334">
                <text:p>0.61033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609436">
                <text:p>0.6094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609005">
                <text:p>0.6090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608487">
                <text:p>0.6084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609853">
                <text:p>0.6098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608573">
                <text:p>0.6085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610349">
                <text:p>0.6103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60923">
                <text:p>0.609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609062">
                <text:p>0.60906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608275">
                <text:p>0.6082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610036">
                <text:p>0.61003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608752">
                <text:p>0.6087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609575">
                <text:p>0.6095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609076">
                <text:p>0.6090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609317">
                <text:p>0.6093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608513">
                <text:p>0.6085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61025">
                <text:p>0.610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608726">
                <text:p>0.6087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609963">
                <text:p>0.609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609459">
                <text:p>0.60945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609695">
                <text:p>0.6096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609205">
                <text:p>0.6092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609313">
                <text:p>0.6093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608028">
                <text:p>0.6080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609737">
                <text:p>0.60973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609251">
                <text:p>0.6092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609334">
                <text:p>0.6093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608351">
                <text:p>0.6083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610043">
                <text:p>0.6100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60853">
                <text:p>0.608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610214">
                <text:p>0.6102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609668">
                <text:p>0.60966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609268">
                <text:p>0.6092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608793">
                <text:p>0.60879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610462">
                <text:p>0.6104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609171">
                <text:p>0.6091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610176">
                <text:p>0.6101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609249">
                <text:p>0.6092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609477">
                <text:p>0.6094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610162">
                <text:p>0.61016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608979">
                <text:p>0.6089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609609">
                <text:p>0.6096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608938">
                <text:p>0.60893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608476">
                <text:p>0.6084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610105">
                <text:p>0.61010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608676">
                <text:p>0.60867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609882">
                <text:p>0.60988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60942">
                <text:p>0.609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609163">
                <text:p>0.6091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609285">
                <text:p>0.6092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608152">
                <text:p>0.6081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609755">
                <text:p>0.6097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609274">
                <text:p>0.6092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609495">
                <text:p>0.60949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608409">
                <text:p>0.6084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609998">
                <text:p>0.6099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610062">
                <text:p>0.6100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609365">
                <text:p>0.60936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608864">
                <text:p>0.6088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608363">
                <text:p>0.6083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609318">
                <text:p>0.6093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608196">
                <text:p>0.6081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608924">
                <text:p>0.60892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.609141">
                <text:p>0.60914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.608701">
                <text:p>0.6087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.610251">
                <text:p>0.61025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.608966">
                <text:p>0.60896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.609693">
                <text:p>0.60969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.609004">
                <text:p>0.60900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.609032">
                <text:p>0.6090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.608589">
                <text:p>0.60858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.610122">
                <text:p>0.61012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.608716">
                <text:p>0.60871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.609645">
                <text:p>0.6096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609219">
                <text:p>0.6092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.609308">
                <text:p>0.6093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.608877">
                <text:p>0.6088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.609592">
                <text:p>0.60959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.608493">
                <text:p>0.60849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.609584">
                <text:p>0.60958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.608842">
                <text:p>0.60884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.609053">
                <text:p>0.60905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.608132">
                <text:p>0.6081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.609632">
                <text:p>0.60963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.608531">
                <text:p>0.60853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.610023">
                <text:p>0.6100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.609591">
                <text:p>0.60959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.609012">
                <text:p>0.6090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.608593">
                <text:p>0.6085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.609742">
                <text:p>0.60974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.608582">
                <text:p>0.60858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.6099">
                <text:p>0.60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.609082">
                <text:p>0.60908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.609258">
                <text:p>0.6092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.608496">
                <text:p>0.6084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.609594">
                <text:p>0.60959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.608548">
                <text:p>0.6085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.609237">
                <text:p>0.60923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0.608804">
                <text:p>0.6088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.609233">
                <text:p>0.60923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.607966">
                <text:p>0.60796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0.609411">
                <text:p>0.6094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.609002">
                <text:p>0.60900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.609203">
                <text:p>0.60920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.608696">
                <text:p>0.60869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.609373">
                <text:p>0.60937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0.608109">
                <text:p>0.60810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0.609537">
                <text:p>0.6095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.609126">
                <text:p>0.6091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.609298">
                <text:p>0.6092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608407">
                <text:p>0.60840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.60952">
                <text:p>0.609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0.608469">
                <text:p>0.60846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.609331">
                <text:p>0.60933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.608932">
                <text:p>0.6089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.60861">
                <text:p>0.608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.608208">
                <text:p>0.6082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.60961">
                <text:p>0.6096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.609634">
                <text:p>0.60963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.608683">
                <text:p>0.60868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.608549">
                <text:p>0.60854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.608158">
                <text:p>0.6081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.609545">
                <text:p>0.60954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.608543">
                <text:p>0.6085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.609197">
                <text:p>0.6091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.608807">
                <text:p>0.60880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.608677">
                <text:p>0.60867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.608272">
                <text:p>0.6082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.609644">
                <text:p>0.60964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.608393">
                <text:p>0.60839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.609098">
                <text:p>0.6090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.609288">
                <text:p>0.6092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0.608624">
                <text:p>0.6086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.60917">
                <text:p>0.6091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.608215">
                <text:p>0.6082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.609568">
                <text:p>0.60956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.609089">
                <text:p>0.60908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.609278">
                <text:p>0.6092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.608511">
                <text:p>0.6085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.609333">
                <text:p>0.60933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.608374">
                <text:p>0.6083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.609349">
                <text:p>0.60934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0.608953">
                <text:p>0.60895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.608556">
                <text:p>0.6085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.608181">
                <text:p>0.60818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0.609512">
                <text:p>0.6095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.608413">
                <text:p>0.6084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.609462">
                <text:p>0.6094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.60873">
                <text:p>0.6087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0.608917">
                <text:p>0.6089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.608505">
                <text:p>0.6085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.609821">
                <text:p>0.6098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.60879">
                <text:p>0.6087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.608915">
                <text:p>0.6089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.60854">
                <text:p>0.6085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.608725">
                <text:p>0.6087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.608167">
                <text:p>0.60816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0.609472">
                <text:p>0.6094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608331">
                <text:p>0.60833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.60963">
                <text:p>0.609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.608997">
                <text:p>0.60899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.609157">
                <text:p>0.60915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0.608786">
                <text:p>0.6087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.60918">
                <text:p>0.609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.60826">
                <text:p>0.6082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.609547">
                <text:p>0.60954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.609102">
                <text:p>0.60910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.608915">
                <text:p>0.60891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0.60821">
                <text:p>0.6082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.609178">
                <text:p>0.6091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608214">
                <text:p>0.60821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.609489">
                <text:p>0.60948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.609128">
                <text:p>0.6091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.608841">
                <text:p>0.60884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.608131">
                <text:p>0.60813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.609398">
                <text:p>0.6093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.608495">
                <text:p>0.60849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.609757">
                <text:p>0.60975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0.60904">
                <text:p>0.6090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0.609134">
                <text:p>0.60913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.608779">
                <text:p>0.6087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.609547">
                <text:p>0.60954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.608581">
                <text:p>0.60858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.609196">
                <text:p>0.6091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.608734">
                <text:p>0.60873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.608379">
                <text:p>0.60837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.609358">
                <text:p>0.60935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.608151">
                <text:p>0.6081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.609389">
                <text:p>0.60938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.609025">
                <text:p>0.6090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.609198">
                <text:p>0.6091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0.60885">
                <text:p>0.6088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.609434">
                <text:p>0.60943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0.608547">
                <text:p>0.60854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.609122">
                <text:p>0.6091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.60859">
                <text:p>0.6085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0.608744">
                <text:p>0.6087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.608093">
                <text:p>0.60809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.609313">
                <text:p>0.60931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.608445">
                <text:p>0.60844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0.609659">
                <text:p>0.60965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.60904">
                <text:p>0.6090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.608769">
                <text:p>0.60876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.608266">
                <text:p>0.60826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0.609473">
                <text:p>0.60947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.608622">
                <text:p>0.60862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0.609502">
                <text:p>0.6095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608764">
                <text:p>0.60876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.608595">
                <text:p>0.60859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.608254">
                <text:p>0.60825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.60945">
                <text:p>0.609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0.609165">
                <text:p>0.6091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.608796">
                <text:p>0.60879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0.608946">
                <text:p>0.60894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.608372">
                <text:p>0.60837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.609557">
                <text:p>0.6095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.608446">
                <text:p>0.60844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.609627">
                <text:p>0.60962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0.609293">
                <text:p>0.60929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609204">
                <text:p>0.60920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0.608858">
                <text:p>0.60885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0.608128">
                <text:p>0.60812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0.609076">
                <text:p>0.60907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0.608741">
                <text:p>0.60874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0.608907">
                <text:p>0.6089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0.608267">
                <text:p>0.6082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0.60912">
                <text:p>0.609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0.608159">
                <text:p>0.60815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0.609321">
                <text:p>0.60932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0.608993">
                <text:p>0.60899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0.60877">
                <text:p>0.6087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0.608336">
                <text:p>0.60833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0.60949">
                <text:p>0.609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0.608668">
                <text:p>0.60866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0.608692">
                <text:p>0.60869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0.608855">
                <text:p>0.6088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0.60836">
                <text:p>0.6083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0.609504">
                <text:p>0.60950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0.608647">
                <text:p>0.60864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0.60919">
                <text:p>0.6091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0.608664">
                <text:p>0.60866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0.608826">
                <text:p>0.60882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0.608477">
                <text:p>0.60847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0.609341">
                <text:p>0.60934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0.609446">
                <text:p>0.60944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0.609123">
                <text:p>0.6091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0.608865">
                <text:p>0.60886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0.608549">
                <text:p>0.60854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0.609084">
                <text:p>0.60908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0.60826">
                <text:p>0.6082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0.609151">
                <text:p>0.60915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0.608835">
                <text:p>0.60883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0.608994">
                <text:p>0.60899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608235">
                <text:p>0.60823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0.60935">
                <text:p>0.6093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0.608491">
                <text:p>0.60849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0.609384">
                <text:p>0.60938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0.608945">
                <text:p>0.6089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0.608389">
                <text:p>0.60838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0.60907">
                <text:p>0.6090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0.608276">
                <text:p>0.60827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0.609379">
                <text:p>0.60937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0.608774">
                <text:p>0.6087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0.608914">
                <text:p>0.60891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0.608594">
                <text:p>0.60859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0.609484">
                <text:p>0.60948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0.608532">
                <text:p>0.60853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0.608709">
                <text:p>0.6087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0.608398">
                <text:p>0.60839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0.608554">
                <text:p>0.6085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0.608249">
                <text:p>0.60824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0.609336">
                <text:p>0.60933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0.608385">
                <text:p>0.60838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0.609054">
                <text:p>0.60905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0.60868">
                <text:p>0.608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0.608834">
                <text:p>0.60883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0.608138">
                <text:p>0.60813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0.609213">
                <text:p>0.6092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0.608628">
                <text:p>0.60862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0.608788">
                <text:p>0.60878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0.608202">
                <text:p>0.60820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0.609055">
                <text:p>0.60905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0.608287">
                <text:p>0.60828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0.609354">
                <text:p>0.60935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0.609053">
                <text:p>0.60905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0.608641">
                <text:p>0.60864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0.608288">
                <text:p>0.60828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0.609068">
                <text:p>0.60906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0.6083">
                <text:p>0.608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0.609358">
                <text:p>0.60935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0.608764">
                <text:p>0.6087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0.608695">
                <text:p>0.60869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0.608189">
                <text:p>0.60818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0.609241">
                <text:p>0.60924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0.608472">
                <text:p>0.6084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0.608973">
                <text:p>0.60897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0.608678">
                <text:p>0.60867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0.608813">
                <text:p>0.6088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0.60833">
                <text:p>0.6083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0.608974">
                <text:p>0.60897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608062">
                <text:p>0.60806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0.609104">
                <text:p>0.60910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0.608786">
                <text:p>0.60878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0.608934">
                <text:p>0.60893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0.608502">
                <text:p>0.60850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0.608996">
                <text:p>0.60899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0.608142">
                <text:p>0.60814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0.609175">
                <text:p>0.60917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0.608884">
                <text:p>0.60888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0.608808">
                <text:p>0.60880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0.608205">
                <text:p>0.60820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0.609232">
                <text:p>0.60923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0.608502">
                <text:p>0.60850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0.609134">
                <text:p>0.60913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0.608843">
                <text:p>0.60884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0.608564">
                <text:p>0.6085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0.608278">
                <text:p>0.60827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0.60906">
                <text:p>0.6090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0.608342">
                <text:p>0.60834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0.609359">
                <text:p>0.60935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0.608587">
                <text:p>0.60858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0.608732">
                <text:p>0.6087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0.608444">
                <text:p>0.60844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0.609455">
                <text:p>0.60945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0.608722">
                <text:p>0.60872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0.60915">
                <text:p>0.609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0.608857">
                <text:p>0.60885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0.608722">
                <text:p>0.60872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0.60844">
                <text:p>0.6084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0.609252">
                <text:p>0.60925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0.608322">
                <text:p>0.6083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0.60906">
                <text:p>0.609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0.608655">
                <text:p>0.60865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0.608287">
                <text:p>0.60828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0.608763">
                <text:p>0.60876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0.608057">
                <text:p>0.60805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0.609051">
                <text:p>0.60905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0.608768">
                <text:p>0.60876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0.60891">
                <text:p>0.6089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0.60898">
                <text:p>0.6089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0.608208">
                <text:p>0.60820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0.608965">
                <text:p>0.60896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0.608688">
                <text:p>0.6086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0.608474">
                <text:p>0.60847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0.608196">
                <text:p>0.60819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0.609177">
                <text:p>0.6091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0.60833">
                <text:p>0.6083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0.609114">
                <text:p>0.6091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608592">
                <text:p>0.60859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0.608719">
                <text:p>0.60871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0.608446">
                <text:p>0.60844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0.609165">
                <text:p>0.60916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0.608467">
                <text:p>0.60846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0.608586">
                <text:p>0.6085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0.608185">
                <text:p>0.60818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0.608325">
                <text:p>0.6083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0.608045">
                <text:p>0.60804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0.609012">
                <text:p>0.6090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0.608168">
                <text:p>0.60816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0.609132">
                <text:p>0.6091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0.608652">
                <text:p>0.60865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0.60879">
                <text:p>0.6087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0.608381">
                <text:p>0.60838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0.60884">
                <text:p>0.6088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0.608118">
                <text:p>0.60811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0.608895">
                <text:p>0.60889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0.608627">
                <text:p>0.60862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0.60843">
                <text:p>0.6084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0.607899">
                <text:p>0.60789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0.608852">
                <text:p>0.60885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0.608176">
                <text:p>0.60817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0.609126">
                <text:p>0.60912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0.608851">
                <text:p>0.60885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0.608551">
                <text:p>0.60855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0.608099">
                <text:p>0.60809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0.609044">
                <text:p>0.60904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0.608344">
                <text:p>0.60834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0.609287">
                <text:p>0.60928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0.608772">
                <text:p>0.60877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0.608906">
                <text:p>0.6089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0.608553">
                <text:p>0.60855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0.60903">
                <text:p>0.6090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0.608364">
                <text:p>0.60836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0.608812">
                <text:p>0.6088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0.608387">
                <text:p>0.6083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0.608475">
                <text:p>0.6084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0.608214">
                <text:p>0.60821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0.609146">
                <text:p>0.60914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0.608241">
                <text:p>0.60824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0.609092">
                <text:p>0.6090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0.608831">
                <text:p>0.60883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0.608963">
                <text:p>0.60896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0.6087">
                <text:p>0.608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0.60834">
                <text:p>0.6083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0.608745">
                <text:p>0.60874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0.608467">
                <text:p>0.60846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0.608599">
                <text:p>0.60859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608054">
                <text:p>0.60805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0.608813">
                <text:p>0.6088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0.608156">
                <text:p>0.60815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0.609073">
                <text:p>0.60907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0.608635">
                <text:p>0.6086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0.608394">
                <text:p>0.60839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0.60813">
                <text:p>0.608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0.609043">
                <text:p>0.60904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0.608276">
                <text:p>0.60827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0.609186">
                <text:p>0.60918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0.608679">
                <text:p>0.60867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0.608561">
                <text:p>0.60856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0.608307">
                <text:p>0.60830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0.609213">
                <text:p>0.60921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0.608575">
                <text:p>0.60857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0.609008">
                <text:p>0.6090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0.608754">
                <text:p>0.60875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0.608798">
                <text:p>0.60879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0.608352">
                <text:p>0.60835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0.609018">
                <text:p>0.60901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0.608211">
                <text:p>0.60821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0.608903">
                <text:p>0.60890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0.608644">
                <text:p>0.60864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0.608762">
                <text:p>0.60876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0.608406">
                <text:p>0.60840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0.607946">
                <text:p>0.60794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0.608838">
                <text:p>0.60883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0.608588">
                <text:p>0.60858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0.608716">
                <text:p>0.6087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0.60816">
                <text:p>0.608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0.609048">
                <text:p>0.60904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0.608315">
                <text:p>0.60831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0.609201">
                <text:p>0.60920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0.608806">
                <text:p>0.60880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0.608616">
                <text:p>0.6086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0.60925">
                <text:p>0.609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0.608609">
                <text:p>0.60860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0.609154">
                <text:p>0.60915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0.608674">
                <text:p>0.60867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0.608669">
                <text:p>0.60866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0.608421">
                <text:p>0.60842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0.609136">
                <text:p>0.60913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0.608515">
                <text:p>0.60851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0.608934">
                <text:p>0.60893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0.608532">
                <text:p>0.60853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0.608488">
                <text:p>0.60848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0.608245">
                <text:p>0.60824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0.608971">
                <text:p>0.60897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608211">
                <text:p>0.6082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0.608912">
                <text:p>0.6089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0.608545">
                <text:p>0.60854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0.608435">
                <text:p>0.60843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0.608186">
                <text:p>0.60818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0.6086">
                <text:p>0.60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0.607989">
                <text:p>0.60798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0.608851">
                <text:p>0.60885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0.608608">
                <text:p>0.60860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0.608721">
                <text:p>0.60872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0.60808">
                <text:p>0.6080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0.608939">
                <text:p>0.60893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0.608297">
                <text:p>0.6082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0.608932">
                <text:p>0.60893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0.608692">
                <text:p>0.60869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0.608509">
                <text:p>0.60850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0.608268">
                <text:p>0.60826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0.608797">
                <text:p>0.60879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0.608155">
                <text:p>0.60815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0.609006">
                <text:p>0.60900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0.608515">
                <text:p>0.60851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0.608637">
                <text:p>0.60863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0.6084">
                <text:p>0.608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0.609054">
                <text:p>0.60905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0.608299">
                <text:p>0.60829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0.608667">
                <text:p>0.60866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0.608431">
                <text:p>0.6084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0.608543">
                <text:p>0.60854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0.608273">
                <text:p>0.60827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0.609115">
                <text:p>0.60911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0.608361">
                <text:p>0.60836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0.608799">
                <text:p>0.60879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0.608561">
                <text:p>0.60856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0.608682">
                <text:p>0.60868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0.608448">
                <text:p>0.60844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0.608611">
                <text:p>0.60861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0.607969">
                <text:p>0.60796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0.608804">
                <text:p>0.60880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0.608407">
                <text:p>0.60840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0.608066">
                <text:p>0.60806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0.608897">
                <text:p>0.60889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0.608308">
                <text:p>0.60830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0.608998">
                <text:p>0.60899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0.60875">
                <text:p>0.608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0.60843">
                <text:p>0.6084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0.608083">
                <text:p>0.60808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0.608909">
                <text:p>0.60890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0.608319">
                <text:p>0.60831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0.608957">
                <text:p>0.60895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608473">
                <text:p>0.60847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0.608592">
                <text:p>0.60859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0.608161">
                <text:p>0.60816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0.608982">
                <text:p>0.60898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0.608392">
                <text:p>0.60839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0.608785">
                <text:p>0.60878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0.608554">
                <text:p>0.60855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0.608505">
                <text:p>0.60850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0.608277">
                <text:p>0.60827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0.608784">
                <text:p>0.60878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0.608072">
                <text:p>0.60807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0.608821">
                <text:p>0.60882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0.60849">
                <text:p>0.6084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0.608369">
                <text:p>0.60836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0.608758">
                <text:p>0.60875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0.608064">
                <text:p>0.60806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0.608874">
                <text:p>0.60887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0.608555">
                <text:p>0.60855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0.608527">
                <text:p>0.60852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0.608089">
                <text:p>0.60808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0.608895">
                <text:p>0.60889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0.608328">
                <text:p>0.60832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0.608828">
                <text:p>0.60882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0.608603">
                <text:p>0.60860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0.608365">
                <text:p>0.60836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0.608127">
                <text:p>0.60812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0.608928">
                <text:p>0.60892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0.60836">
                <text:p>0.6083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0.608955">
                <text:p>0.60895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0.608412">
                <text:p>0.6084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0.608519">
                <text:p>0.6085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0.608297">
                <text:p>0.60829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0.609092">
                <text:p>0.60909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0.608516">
                <text:p>0.60851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0.608897">
                <text:p>0.60889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0.608584">
                <text:p>0.60858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0.608485">
                <text:p>0.60848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0.608139">
                <text:p>0.60813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0.608799">
                <text:p>0.60879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0.608059">
                <text:p>0.60805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0.608849">
                <text:p>0.60884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0.608598">
                <text:p>0.60859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0.608711">
                <text:p>0.60871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0.608337">
                <text:p>0.60833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0.608715">
                <text:p>0.6087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0.608155">
                <text:p>0.60815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0.608939">
                <text:p>0.60893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0.608719">
                <text:p>0.60871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0.6088">
                <text:p>0.608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608383">
                <text:p>0.608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